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宋体" fo:font-size="14pt" officeooo:rsid="000ba5f6" officeooo:paragraph-rsid="000ba5f6" style:font-name-asian="宋体" style:font-size-asian="14pt" style:font-size-complex="14pt"/>
    </style:style>
    <style:style style:name="P2" style:family="paragraph" style:parent-style-name="Standard">
      <style:text-properties style:font-name="宋体" fo:font-size="14pt" officeooo:rsid="000ba5f6" officeooo:paragraph-rsid="000d2e16" style:font-name-asian="宋体" style:font-size-asian="14pt" style:font-size-complex="14pt"/>
    </style:style>
    <style:style style:name="P3" style:family="paragraph" style:parent-style-name="Standard">
      <style:text-properties style:font-name="宋体" fo:font-size="14pt" officeooo:rsid="000ba5f6" officeooo:paragraph-rsid="000e1bfc" style:font-name-asian="宋体" style:font-size-asian="14pt" style:font-size-complex="14pt"/>
    </style:style>
    <style:style style:name="P4" style:family="paragraph" style:parent-style-name="Standard">
      <style:text-properties style:font-name="宋体" fo:font-size="14pt" officeooo:rsid="000ba5f6" officeooo:paragraph-rsid="0014f673" style:font-name-asian="宋体" style:font-size-asian="14pt" style:font-size-complex="14pt"/>
    </style:style>
    <style:style style:name="P5" style:family="paragraph" style:parent-style-name="Standard">
      <style:text-properties style:font-name="宋体" fo:font-size="14pt" officeooo:rsid="000ba5f6" officeooo:paragraph-rsid="0014f673" style:font-name-asian="宋体" style:font-size-asian="14pt" style:font-size-complex="14pt"/>
    </style:style>
    <style:style style:name="P6" style:family="paragraph" style:parent-style-name="Standard">
      <style:text-properties style:font-name="宋体" fo:font-size="14pt" officeooo:rsid="000ba5f6" officeooo:paragraph-rsid="00151974" style:font-name-asian="宋体" style:font-size-asian="14pt" style:font-size-complex="14pt"/>
    </style:style>
    <style:style style:name="P7" style:family="paragraph" style:parent-style-name="Standard">
      <style:text-properties style:font-name="宋体" fo:font-size="14pt" officeooo:rsid="000ba5f6" officeooo:paragraph-rsid="000ba5f6" style:font-name-asian="宋体" style:font-size-asian="14pt" style:font-size-complex="14pt"/>
    </style:style>
    <style:style style:name="P8" style:family="paragraph" style:parent-style-name="Standard">
      <style:text-properties style:font-name="宋体" fo:font-size="14pt" officeooo:rsid="000ba5f6" officeooo:paragraph-rsid="001749b7" style:font-name-asian="宋体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Text_20_body">
      <style:text-properties officeooo:rsid="001749b7" officeooo:paragraph-rsid="001749b7"/>
    </style:style>
    <style:style style:name="P11" style:family="paragraph" style:parent-style-name="Text_20_body">
      <style:text-properties officeooo:rsid="001749b7" officeooo:paragraph-rsid="00185861"/>
    </style:style>
    <style:style style:name="P12" style:family="paragraph" style:parent-style-name="Text_20_body">
      <style:text-properties officeooo:paragraph-rsid="0019e970"/>
    </style:style>
    <style:style style:name="P13" style:family="paragraph" style:parent-style-name="Text_20_body">
      <style:text-properties officeooo:rsid="001fa842" officeooo:paragraph-rsid="001fa842"/>
    </style:style>
    <style:style style:name="P14" style:family="paragraph" style:parent-style-name="Text_20_body">
      <style:text-properties officeooo:rsid="0023c014" officeooo:paragraph-rsid="0023c014"/>
    </style:style>
    <style:style style:name="P15" style:family="paragraph" style:parent-style-name="Heading_20_2">
      <style:text-properties style:font-name="宋体" fo:font-size="16pt" style:font-name-asian="宋体" style:font-size-asian="16pt" style:font-size-complex="16pt"/>
    </style:style>
    <style:style style:name="P16" style:family="paragraph" style:parent-style-name="Heading_20_2">
      <style:text-properties style:font-name="宋体" fo:font-size="16pt" style:font-name-asian="宋体" style:font-size-asian="16pt" style:font-size-complex="16pt"/>
    </style:style>
    <style:style style:name="P17" style:family="paragraph" style:parent-style-name="Heading_20_2">
      <style:text-properties fo:font-size="16pt" style:font-size-asian="16pt" style:font-size-complex="16pt"/>
    </style:style>
    <style:style style:name="P18" style:family="paragraph" style:parent-style-name="Heading_20_1">
      <style:paragraph-properties fo:text-align="center" style:justify-single-word="false"/>
      <style:text-properties fo:font-size="22pt" style:font-name-asian="宋体" style:font-size-asian="22pt" style:font-size-complex="22pt"/>
    </style:style>
    <style:style style:name="P19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20" style:family="paragraph" style:parent-style-name="Heading_20_1">
      <style:paragraph-properties fo:text-align="center" style:justify-single-word="false"/>
      <style:text-properties style:font-name="宋体" fo:font-size="22pt" style:font-name-asian="宋体" style:font-size-asian="22pt" style:font-size-complex="22pt"/>
    </style:style>
    <style:style style:name="P21" style:family="paragraph" style:parent-style-name="Heading_20_3">
      <style:text-properties style:font-name="宋体" fo:font-size="14pt" style:font-name-asian="宋体" style:font-size-asian="14pt" style:font-size-complex="14pt"/>
    </style:style>
    <style:style style:name="P22" style:family="paragraph" style:parent-style-name="Heading_20_3">
      <style:text-properties style:font-name="宋体" officeooo:paragraph-rsid="00151974" style:font-name-asian="宋体"/>
    </style:style>
    <style:style style:name="P23" style:family="paragraph" style:parent-style-name="Heading_20_3">
      <style:text-properties fo:font-size="15pt" style:font-size-asian="15pt" style:font-size-complex="15pt"/>
    </style:style>
    <style:style style:name="P24" style:family="paragraph" style:parent-style-name="Heading_20_3">
      <style:text-properties fo:font-size="15pt" style:font-name-asian="宋体" style:font-size-asian="15pt" style:font-size-complex="15pt"/>
    </style:style>
    <style:style style:name="P25" style:family="paragraph" style:parent-style-name="Heading_20_3">
      <style:text-properties fo:font-size="15pt" officeooo:paragraph-rsid="00160833" style:font-name-asian="宋体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-asian="宋体"/>
    </style:style>
    <style:style style:name="T3" style:family="text">
      <style:text-properties style:font-name="宋体" officeooo:rsid="00151974" style:font-name-asian="宋体"/>
    </style:style>
    <style:style style:name="T4" style:family="text">
      <style:text-properties style:font-name="宋体" officeooo:rsid="001cc673" style:font-name-asian="宋体"/>
    </style:style>
    <style:style style:name="T5" style:family="text">
      <style:text-properties style:font-name="宋体" officeooo:rsid="001d53d5" style:font-name-asian="宋体"/>
    </style:style>
    <style:style style:name="T6" style:family="text">
      <style:text-properties style:font-name="宋体" fo:font-size="14pt" officeooo:rsid="000ba5f6" style:font-name-asian="宋体" style:font-size-asian="14pt" style:font-size-complex="14pt"/>
    </style:style>
    <style:style style:name="T7" style:family="text">
      <style:text-properties style:font-name="宋体" fo:font-size="14pt" officeooo:rsid="00151974" style:font-name-asian="宋体" style:font-size-asian="14pt" style:font-size-complex="14pt"/>
    </style:style>
    <style:style style:name="T8" style:family="text">
      <style:text-properties style:font-name="宋体" fo:font-size="14pt" officeooo:rsid="00160833" style:font-name-asian="宋体" style:font-size-asian="14pt" style:font-size-complex="14pt"/>
    </style:style>
    <style:style style:name="T9" style:family="text">
      <style:text-properties style:font-name="宋体" fo:font-size="14pt" officeooo:rsid="000ba5f6" style:font-size-asian="14pt" style:font-size-complex="14pt"/>
    </style:style>
    <style:style style:name="T10" style:family="text">
      <style:text-properties style:font-name="宋体" fo:font-size="16pt" style:font-name-asian="宋体" style:font-size-asian="16pt" style:font-size-complex="16pt"/>
    </style:style>
    <style:style style:name="T11" style:family="text">
      <style:text-properties style:font-name="宋体" fo:font-size="16pt" officeooo:rsid="001cc673" style:font-name-asian="宋体" style:font-size-asian="16pt" style:font-size-complex="16pt"/>
    </style:style>
    <style:style style:name="T12" style:family="text">
      <style:text-properties style:font-name="宋体" fo:font-size="16pt" officeooo:rsid="001d53d5" style:font-name-asian="宋体" style:font-size-asian="16pt" style:font-size-complex="16pt"/>
    </style:style>
    <style:style style:name="T13" style:family="text">
      <style:text-properties style:font-name="宋体" fo:font-size="16pt" officeooo:rsid="001e59bc" style:font-name-asian="宋体" style:font-size-asian="16pt" style:font-size-complex="16pt"/>
    </style:style>
    <style:style style:name="T14" style:family="text">
      <style:text-properties style:font-name="宋体" fo:font-size="16pt" officeooo:rsid="001e66c7" style:font-name-asian="宋体" style:font-size-asian="16pt" style:font-size-complex="16pt"/>
    </style:style>
    <style:style style:name="T15" style:family="text">
      <style:text-properties style:font-name="宋体" fo:font-size="16pt" officeooo:rsid="0022a6af" style:font-name-asian="宋体" style:font-size-asian="16pt" style:font-size-complex="16pt"/>
    </style:style>
    <style:style style:name="T16" style:family="text">
      <style:text-properties officeooo:rsid="0014f673"/>
    </style:style>
    <style:style style:name="T17" style:family="text">
      <style:text-properties style:font-name="宋体" fo:font-size="16pt" style:font-name-asian="宋体" style:font-size-asian="16pt" style:font-size-complex="16pt"/>
    </style:style>
    <style:style style:name="T18" style:family="text">
      <style:text-properties style:font-name="宋体" fo:font-size="16pt" officeooo:rsid="001749b7" style:font-name-asian="宋体" style:font-size-asian="16pt" style:font-size-complex="16pt"/>
    </style:style>
    <style:style style:name="T19" style:family="text">
      <style:text-properties style:font-name="宋体" fo:font-size="16pt" officeooo:rsid="0019e970" style:font-name-asian="宋体" style:font-size-asian="16pt" style:font-size-complex="16pt"/>
    </style:style>
    <style:style style:name="T20" style:family="text">
      <style:text-properties style:font-name="宋体" fo:font-size="15pt" style:font-name-asian="宋体" style:font-size-asian="15pt" style:font-size-complex="15pt"/>
    </style:style>
    <style:style style:name="T21" style:family="text">
      <style:text-properties style:font-name="宋体" fo:font-size="15pt" officeooo:rsid="00152fc5" style:font-name-asian="宋体" style:font-size-asian="15pt" style:font-size-complex="15pt"/>
    </style:style>
    <style:style style:name="T22" style:family="text">
      <style:text-properties style:font-name="宋体" fo:font-size="15pt" officeooo:rsid="00185861" style:font-name-asian="宋体" style:font-size-asian="15pt" style:font-size-complex="15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5pt" style:font-name-asian="宋体" style:font-size-asian="15pt" style:font-size-complex="15pt"/>
    </style:style>
    <style:style style:name="T25" style:family="text">
      <style:text-properties fo:font-size="15pt" officeooo:rsid="00152fc5" style:font-name-asian="宋体" style:font-size-asian="15pt" style:font-size-complex="15pt"/>
    </style:style>
    <style:style style:name="T26" style:family="text">
      <style:text-properties officeooo:rsid="00151974"/>
    </style:style>
    <style:style style:name="T27" style:family="text">
      <style:text-properties officeooo:rsid="001749b7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# contact</text:p>
      <text:p text:style-name="P1"/>
      <text:h text:style-name="P18" text:outline-level="1">程序实现的基本功能：</text:h>
      <text:p text:style-name="P2"><text:tab/>获取用户的选项，根据选项实现功能</text:p>
      <text:p text:style-name="P1"><text:s text:c="5"/><text:tab/>1添加新联系人</text:p>
      <text:p text:style-name="P1"><text:s text:c="7"/><text:tab/>2输入号码查找联系人</text:p>
      <text:p text:style-name="P1"><text:s text:c="2"/><text:tab/> <text:s text:c="2"/><text:tab/>3显示所有联系人列表</text:p>
      <text:p text:style-name="P1"><text:s text:c="2"/><text:tab/><text:tab/>4依次显示联系人信息</text:p>
      <text:p text:style-name="P1"><text:s text:c="2"/><text:tab/><text:tab/>5删除联系人</text:p>
      <text:p text:style-name="P1"><text:s/><text:tab/><text:tab/>6退出</text:p>
      <text:p text:style-name="P1"/>
      <text:h text:style-name="P19" text:outline-level="1"><text:s/><text:span text:style-name="T2">结构</text:span></text:h>
      <text:p text:style-name="P3">代码可以分为3个部分</text:p>
      <text:p text:style-name="P1"><text:s text:c="4"/><text:tab/><text:tab/>1） 1-97行：初始化工作。声明了结构的全局模板,初始化所有字符串数组，定义了用于清屏和输出选择菜单的函数。</text:p>
      <text:p text:style-name="P1"><text:s text:c="3"/><text:tab/><text:tab/>2） 98-441行：程序的实现部分，定义了所有功能函数。</text:p>
      <text:p text:style-name="P1"><text:s text:c="3"/><text:tab/><text:tab/>3） 442-末尾：定义了两个主驱动函数，控制程序。</text:p>
      <text:p text:style-name="P1"/>
      <text:p text:style-name="P1"/>
      <text:h text:style-name="P20" text:outline-level="1"><text:s/>详细分析:</text:h>
      <text:h text:style-name="P15" text:outline-level="2"><text:s/>重要变量： </text:h>
      <text:p text:style-name="P3"><text:tab/>1. 一共有多少条联系人信息： GetFilDataCount(),iDataTotalCount</text:p>
      <text:p text:style-name="P1"><text:s text:c="2"/><text:tab/>2. 一共有多少页： iDataTotalPage</text:p>
      <text:p text:style-name="P1"><text:s text:c="4"/><text:tab/>3. 每页有多少条数据（多少联系人): iDataCountPerpage</text:p>
      <text:p text:style-name="P1"><text:s text:c="3"/><text:tab/>4. 当前在第几页：iCurpage</text:p>
      <text:p text:style-name="P1"><text:s text:c="3"/><text:tab/>5. 当前在文件中的什么位置：iPos</text:p>
      <text:p text:style-name="P1"/>
      <text:p text:style-name="P1"/>
      <text:p text:style-name="P1"/>
      <text:h text:style-name="P15" text:outline-level="2"><text:soft-page-break/>辅助函数<text:span text:style-name="T27">：</text:span></text:h>
      <text:p text:style-name="P12"><text:span text:style-name="T18">1. </text:span><text:span text:style-name="T19">GetSelect():获取用户对功能的选择</text:span></text:p>
      <text:p text:style-name="P12"><text:span text:style-name="T19">2. </text:span><text:span text:style-name="T18">Check()：检查输入是否valid</text:span></text:p>
      <text:p text:style-name="P10"><text:span text:style-name="T19">3</text:span><text:span text:style-name="T18">. </text:span><text:span text:style-name="T10">ClearScreen()：清屏幕</text:span></text:p>
      <text:p text:style-name="P10"><text:span text:style-name="T19">4</text:span><text:span text:style-name="T10">. InputData（）：获得结构体输入</text:span></text:p>
      <text:p text:style-name="P11"><text:span text:style-name="T19">5</text:span><text:span text:style-name="T10">. </text:span><text:span text:style-name="T21">SavecontactsToFile()</text:span><text:span text:style-name="T22">：将临时结构体内容存入文件中</text:span></text:p>
      <text:p text:style-name="P13"><text:span text:style-name="T22">6.</text:span><text:span text:style-name="T20">GetFileDataCount()：计算并返回文件中一共有多少个联系人（结构体）</text:span></text:p>
      <text:h text:style-name="P15" text:outline-level="2">功能1： 添加新联系人</text:h>
      <text:h text:style-name="P24" text:outline-level="3">算法：</text:h>
      <text:p text:style-name="Text_20_body"><text:span text:style-name="T24"><text:tab/>memset初始化临时结构</text:span></text:p>
      <text:p text:style-name="Text_20_body"><text:span text:style-name="T24"><text:tab/>调用 </text:span><text:span text:style-name="T25">IputData()获得输入的联系人信息</text:span></text:p>
      <text:p text:style-name="Text_20_body"><text:span text:style-name="T25"><text:tab/>调用SavecontactsToFile()将新联系人信息存入文件</text:span></text:p>
      <text:p text:style-name="Text_20_body"><text:span text:style-name="T25"><text:tab/>根据用户选择判断是否继续添加：</text:span></text:p>
      <text:p text:style-name="Text_20_body"><text:span text:style-name="T25"><text:tab/><text:tab/>是：循环上述内容</text:span></text:p>
      <text:p text:style-name="Text_20_body"><text:span text:style-name="T25"><text:tab/><text:tab/>否： 退出</text:span></text:p>
      <text:h text:style-name="P25" text:outline-level="3">知识点：<text:span text:style-name="T9"> </text:span></text:h>
      <text:p text:style-name="Standard"><text:span text:style-name="T8">1. </text:span><text:span text:style-name="T6">整个程序都只是使用到一个临时的结构作为</text:span><text:span text:style-name="T7">BUFFER</text:span></text:p>
      <text:p text:style-name="Standard"><text:span text:style-name="T7"/></text:p>
      <text:h text:style-name="P17" text:outline-level="2"><text:span text:style-name="T3">功能</text:span><text:span text:style-name="T4">2：输入号码查找联系人</text:span></text:h>
      <text:h text:style-name="P23" text:outline-level="3"><text:span text:style-name="T4">算法</text:span><text:span text:style-name="T5">：</text:span></text:h>
      <text:p text:style-name="Text_20_body"><text:span text:style-name="T12"><text:tab/>获得号码</text:span></text:p>
      <text:p text:style-name="Text_20_body"><text:soft-page-break/><text:span text:style-name="T12"><text:tab/>打开文件</text:span></text:p>
      <text:p text:style-name="Text_20_body"><text:span text:style-name="T12"><text:tab/>定位</text:span><text:span text:style-name="T13">，遍历文件中每一个联系人（结构体）</text:span></text:p>
      <text:p text:style-name="Text_20_body"><text:span text:style-name="T13"><text:tab/><text:tab/></text:span><text:span text:style-name="T14">srtcmp()对比每个联系人的号码和用户输入的联系人号码</text:span></text:p>
      <text:p text:style-name="Text_20_body"><text:span text:style-name="T14"><text:tab/><text:tab/><text:tab/>如果相同，就输出该联系人的信息</text:span></text:p>
      <text:p text:style-name="Text_20_body"><text:span text:style-name="T14"><text:tab/>关闭文件</text:span></text:p>
      <text:p text:style-name="Text_20_body"><text:span text:style-name="T14"/></text:p>
      <text:h text:style-name="P24" text:outline-level="3">知识点：</text:h>
      <text:p text:style-name="P14"><text:span text:style-name="T10">1. </text:span><text:span text:style-name="T12">GetFileDataCount()</text:span><text:span text:style-name="T10">：统计文件中结构体数量</text:span></text:p>
      <text:p text:style-name="Standard"><text:span text:style-name="T7"/></text:p>
      <text:h text:style-name="P15" text:outline-level="2">功能3:显示联系人列表，每20个联系人信息为1页，可以翻页</text:h>
      <text:p text:style-name="P1"><text:s/></text:p>
      <text:h text:style-name="P21" text:outline-level="3"><text:s/><text:span text:style-name="T1">算法：</text:span></text:h>
      <text:p text:style-name="P1"><text:s text:c="2"/>ViewList():</text:p>
      <text:p text:style-name="P1"><text:s text:c="9"/>判断文件中有无数据，是否为最后一页。。。</text:p>
      <text:p text:style-name="P1"><text:s text:c="17"/>以读模式打开文件</text:p>
      <text:p text:style-name="P1"><text:tab/><text:tab/><text:tab/><text:tab/>memset初始化结构体</text:p>
      <text:p text:style-name="P1"><text:s text:c="17"/>定位文件位置</text:p>
      <text:p text:style-name="P1"><text:s text:c="15"/>fread读取1页内容</text:p>
      <text:p text:style-name="P1"><text:s text:c="16"/>输出一页内容</text:p>
      <text:p text:style-name="P1"/>
      <text:p text:style-name="P1"><text:s text:c="9"/>ListWaitUser(iCurpage)判断，并调用其主调函数ViewList()</text:p>
      <text:p text:style-name="P1"><text:s/></text:p>
      <text:p text:style-name="P8"><text:s text:c="2"/>整个程序都只是使用到一个临时的结构作为<text:span text:style-name="T26">BUFFER</text:span>(iCurpage):</text:p>
      <text:p text:style-name="P1"><text:s text:c="9"/>翻页授权：根据当前页选择不同的输出提示，并且利用iNkey和iPkey根据用户当前页面授权用户是否能翻到上一页/下一页</text:p>
      <text:p text:style-name="P1"><text:s text:c="8"/>根据翻页授权以及用和的选择，调用其主调函数ViewList（）</text:p>
      <text:p text:style-name="P1"/>
      <text:p text:style-name="P1"/>
      <text:p text:style-name="P1"/>
      <text:h text:style-name="P22" text:outline-level="3"><text:soft-page-break/><text:span text:style-name="T23"><text:s/>知识点：</text:span></text:h>
      <text:p text:style-name="P9">1. 翻页/选择授权：（见ListWaitUser(iCurpage)）</text:p>
      <text:p text:style-name="P1"><text:s text:c="7"/>比如当前在第一页的时候，用户不能选择翻到上一页</text:p>
      <text:p text:style-name="P1"><text:s text:c="11"/>这种方法适用于一切根据某条件而限制用户选择权的程序。</text:p>
      <text:p text:style-name="P6"><text:s text:c="7"/>引申为选择授权。</text:p>
      <text:p text:style-name="P6">2.函数互相调用（见ViewList() 和ListWaitUser()的互相调用）</text:p>
      <text:p text:style-name="P4"><text:s text:c="10"/>这涉及到的是任务的分解！在这里，ListWaitUser判断是否继续调用</text:p>
      <text:p text:style-name="P4">ViewList函数。所以函数的互相调用适用于：一个函数用于判断，另一个函数用于执行功能。用循环也可以实现，但不那么清晰</text:p>
      <text:p text:style-name="P4">3. <text:span text:style-name="T16"><text:s/>memset(&amp;contacts,0,sizeof(struct contacts)); 初始化结构体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7:50:05.148629805</meta:creation-date>
    <dc:date>2017-10-20T18:46:38.864521961</dc:date>
    <meta:editing-duration>PT50M20S</meta:editing-duration>
    <meta:editing-cycles>31</meta:editing-cycles>
    <meta:generator>LibreOffice/5.0.6.2$Linux_X86_64 LibreOffice_project/00$Build-2</meta:generator>
    <meta:document-statistic meta:table-count="0" meta:image-count="0" meta:object-count="0" meta:page-count="4" meta:paragraph-count="72" meta:word-count="913" meta:character-count="1608" meta:non-whitespace-character-count="1342"/>
  </office:meta>
</office:document-meta>
</file>